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5-11-2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5-07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5-05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5-02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4-10-28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4-06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4-04-1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4-02-1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3-11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3-06-2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3-04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3-01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2-10-04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2-06-27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2-04-0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2-02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1-10-2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1-06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1-04-09 0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1-02-11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0-10-07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0-06-24 0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0-04-09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20-01-09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9-10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9-06-28 0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9-04-1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9-02-07 0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8-10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8-06-22 0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8-04-1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8-01-09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7-10-16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7-06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7-04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7-01-18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6-10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6-06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6-04-20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6-01-2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5-10-07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5-07-1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5-04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5-01-15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4-11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4-06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4-04-04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4-01-09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3-11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3-07-02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3-05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2-09-1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2-06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2-03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1-09-24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0-11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0-09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10-05-18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9-12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9-09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9-06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9-03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11-0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9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5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5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5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4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3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2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2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8-01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12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11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11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9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8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7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5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5-04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4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2-2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7-01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12-20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11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10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08-0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04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02-2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6-01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5-10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5-09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5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508110085702</text:p>
          </table:table-cell>
          <table:table-cell office:value-type="string" calcext:value-type="string">
            <text:p>D-21-22 19CDB2 [CLRSUD]</text:p>
          </table:table-cell>
          <table:table-cell office:value-type="string" calcext:value-type="string">
            <text:p>2004-04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